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5" style:family="text">
      <style:text-properties style:font-name="F"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43" table:default-cell-style-name="Default"/>
        <table:table-row table:style-name="ro1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<text:span text:style-name="T5">[S</text:span><text:span text:style-name="T5">to</text:span><text:span text:style-name="T5">ne</text:span><text:span text:style-name="T5">Bl</text:span><text:span text:style-name="T5">oc</text:span><text:span text:style-name="T5">k</text:span><text:span text:style-name="T5">(</text:span><text:span text:style-name="T5">), </text:span><text:span text:style-name="T1">T</text:span><text:span text:style-name="T1">r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B</text:span><text:span text:style-name="T1">o</text:span><text:span text:style-name="T1">t</text:span><text:span text:style-name="T5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3">H</text:span><text:span text:style-name="T3">o</text:span><text:span text:style-name="T3">m</text:span><text:span text:style-name="T3">e</text:span><text:span text:style-name="T3">B</text:span><text:span text:style-name="T3">l</text:span><text:span text:style-name="T3">o</text:span><text:span text:style-name="T3">c</text:span><text:span text:style-name="T3">k</text:span><text:span text:style-name="T4">(</text:span><text:span text:style-name="T4">)</text:span><text:span text:style-name="T2">]</text:span>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1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6">04/16/2008</text:date>, <text:time>23:0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16T23:07:31</dc:date>
    <meta:editing-cycles>50</meta:editing-cycles>
    <meta:editing-duration>PT18H9M6S</meta:editing-duration>
    <meta:user-defined meta:name="Info 1"/>
    <meta:user-defined meta:name="Info 2"/>
    <meta:user-defined meta:name="Info 3"/>
    <meta:user-defined meta:name="Info 4"/>
    <meta:document-statistic meta:table-count="1" meta:cell-count="169"/>
  </office:meta>
</office:document-meta>
</file>